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family-generic="modern" style:font-pitch="fixed"/>
    <style:font-face style:name="Gothic" svg:font-family="Gothic" style:font-pitch="variable"/>
    <style:font-face style:name="Lucida Sans Unicode" svg:font-family="'Lucida Sans Unicode'" style:font-pitch="variable"/>
    <style:font-face style:name="Tahoma" svg:font-family="Tahoma" style:font-pitch="variable"/>
    <style:font-face style:name="Source Code Pro" svg:font-family="'Source Code Pro'"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Tahoma1" svg:font-family="Tahoma" style:font-family-generic="system" style:font-pitch="variable"/>
    <style:font-face style:name="ＭＳ ゴシック" svg:font-family="'ＭＳ ゴシック'"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e6e6ff" draw:opacity="100%" draw:textarea-horizontal-align="justify" draw:textarea-vertical-align="middle" draw:auto-grow-height="false" fo:min-height="3.043cm" fo:min-width="4.748cm"/>
    </style:style>
    <style:style style:name="gr3" style:family="graphic" style:parent-style-name="standard">
      <style:graphic-properties draw:fill-color="#ff00ff" draw:opacity="100%" draw:textarea-horizontal-align="justify" draw:textarea-vertical-align="middle" draw:auto-grow-height="false" fo:min-height="1.463cm" fo:min-width="2.403cm"/>
    </style:style>
    <style:style style:name="gr4" style:family="graphic" style:parent-style-name="standard">
      <style:graphic-properties draw:textarea-horizontal-align="justify" draw:textarea-vertical-align="middle" draw:auto-grow-height="false" fo:min-height="0.42cm" fo:min-width="1.235cm"/>
    </style:style>
    <style:style style:name="gr5" style:family="graphic" style:parent-style-name="standard">
      <style:graphic-properties draw:fill-color="#99ccff" draw:opacity="100%" draw:textarea-horizontal-align="justify" draw:textarea-vertical-align="middle" draw:auto-grow-height="false" fo:min-height="1.463cm" fo:min-width="2.956cm"/>
    </style:style>
    <style:style style:name="gr6" style:family="graphic" style:parent-style-name="standard">
      <style:graphic-properties draw:fill-color="#e6e6ff" draw:textarea-horizontal-align="justify" draw:textarea-vertical-align="middle" draw:auto-grow-height="false" fo:min-height="1.163cm" fo:min-width="2.999cm" fo:wrap-option="no-wrap"/>
    </style:style>
    <style:style style:name="gr7" style:family="graphic" style:parent-style-name="standard">
      <style:graphic-properties draw:fill-color="#e6e6ff" draw:textarea-horizontal-align="justify" draw:textarea-vertical-align="middle" draw:auto-grow-height="false" fo:min-height="1.202cm" fo:min-width="2.999cm" fo:wrap-option="no-wrap"/>
    </style:style>
    <style:style style:name="gr8" style:family="graphic" style:parent-style-name="standard">
      <style:graphic-properties draw:fill-color="#e6e6ff" draw:textarea-horizontal-align="justify" draw:textarea-vertical-align="middle" draw:auto-grow-height="false" fo:min-height="1.282cm" fo:min-width="2.999cm" fo:wrap-option="no-wrap"/>
    </style:style>
    <style:style style:name="gr9" style:family="graphic" style:parent-style-name="standard">
      <style:graphic-properties draw:fill-color="#ffff00" draw:textarea-horizontal-align="justify" draw:textarea-vertical-align="middle" draw:auto-grow-height="false" fo:min-height="0.518cm" fo:min-width="2.162cm"/>
    </style:style>
    <style:style style:name="gr10" style:family="graphic" style:parent-style-name="standard">
      <style:graphic-properties draw:fill-color="#ff00ff" draw:opacity="100%" draw:textarea-horizontal-align="justify" draw:textarea-vertical-align="middle" draw:auto-grow-height="false" fo:min-height="1.463cm" fo:min-width="1.774cm"/>
    </style:style>
    <style:style style:name="gr11" style:family="graphic" style:parent-style-name="standard">
      <style:graphic-properties draw:fill-color="#99ccff" draw:opacity="100%" draw:textarea-horizontal-align="justify" draw:textarea-vertical-align="middle" draw:auto-grow-height="false" fo:min-height="1.463cm" fo:min-width="1.774cm"/>
    </style:style>
    <style:style style:name="gr12" style:family="graphic" style:parent-style-name="standard">
      <style:graphic-properties draw:fill-color="#23ff23" draw:auto-grow-height="false" fo:min-height="2.623cm" fo:min-width="2.932cm" fo:wrap-option="no-wrap"/>
    </style:style>
    <style:style style:name="gr13" style:family="graphic" style:parent-style-name="standard">
      <style:graphic-properties draw:textarea-horizontal-align="justify" draw:textarea-vertical-align="middle" draw:auto-grow-height="false" fo:min-height="0.219cm" fo:min-width="0.251cm"/>
    </style:style>
    <style:style style:name="gr14" style:family="graphic" style:parent-style-name="standard">
      <style:graphic-properties draw:textarea-horizontal-align="justify" draw:textarea-vertical-align="middle" draw:auto-grow-height="false" fo:min-height="2.671cm" fo:min-width="0.22cm"/>
    </style:style>
    <style:style style:name="gr15" style:family="graphic" style:parent-style-name="standard">
      <style:graphic-properties draw:stroke="none" draw:fill="none" draw:textarea-horizontal-align="justify" draw:textarea-vertical-align="middle" draw:auto-grow-height="false" fo:min-height="0.75cm" fo:min-width="3.263cm"/>
    </style:style>
    <style:style style:name="gr16" style:family="graphic" style:parent-style-name="standard">
      <style:graphic-properties draw:fill-color="#ffff00" draw:textarea-horizontal-align="justify" draw:textarea-vertical-align="middle" draw:auto-grow-height="false" fo:min-height="2.706cm" fo:min-width="1.464cm"/>
    </style:style>
    <style:style style:name="gr17" style:family="graphic" style:parent-style-name="standard">
      <style:graphic-properties draw:textarea-horizontal-align="justify" draw:textarea-vertical-align="middle" draw:auto-grow-height="false" fo:min-height="0.301cm" fo:min-width="2.492cm"/>
    </style:style>
    <style:style style:name="gr18" style:family="graphic" style:parent-style-name="standard">
      <style:graphic-properties draw:textarea-horizontal-align="justify" draw:textarea-vertical-align="middle" draw:auto-grow-height="false" fo:min-height="0.361cm" fo:min-width="1.439cm"/>
    </style:style>
    <style:style style:name="pr1" style:family="presentation" style:parent-style-name="bluehalfcirclewithtransparency-title">
      <style:graphic-properties draw:auto-grow-height="true" fo:min-height="3.506cm"/>
    </style:style>
    <style:style style:name="pr2" style:family="presentation" style:parent-style-name="bluehalfcirclewithtransparency-subtitle">
      <style:graphic-properties draw:fill-color="#ffffff" fo:min-height="12.18cm"/>
    </style:style>
    <style:style style:name="pr3" style:family="presentation" style:parent-style-name="bluehalfcirclewithtransparency-notes">
      <style:graphic-properties draw:fill-color="#ffffff" draw:auto-grow-height="true" fo:min-height="11.41cm"/>
    </style:style>
    <style:style style:name="pr4" style:family="presentation" style:parent-style-name="bluehalfcirclewithtransparency-title">
      <style:graphic-properties fo:min-height="3.506cm"/>
    </style:style>
    <style:style style:name="pr5" style:family="presentation" style:parent-style-name="bluehalfcirclewithtransparency-notes">
      <style:graphic-properties draw:fill-color="#ffffff" fo:min-height="11.41cm"/>
    </style:style>
    <style:style style:name="pr6" style:family="presentation" style:parent-style-name="bluehalfcirclewithtransparency_5f_-title">
      <style:graphic-properties fo:min-height="3.506cm"/>
    </style:style>
    <style:style style:name="pr7" style:family="presentation" style:parent-style-name="bluehalfcirclewithtransparency_5f_-subtitle">
      <style:graphic-properties draw:fill-color="#ffffff" fo:min-height="12.18cm"/>
    </style:style>
    <style:style style:name="pr8" style:family="presentation" style:parent-style-name="bluehalfcirclewithtransparency_5f_-notes">
      <style:graphic-properties draw:fill-color="#ffffff" fo:min-height="11.41cm"/>
    </style:style>
    <style:style style:name="pr9" style:family="presentation" style:parent-style-name="bluehalfcirclewithtransparency_5f_-title">
      <style:graphic-properties fo:min-height="2.956cm"/>
    </style:style>
    <style:style style:name="pr10" style:family="presentation" style:parent-style-name="bluehalfcirclewithtransparency_5f_-subtitle">
      <style:graphic-properties draw:fill-color="#ffffff" fo:min-height="16.262cm"/>
    </style:style>
    <style:style style:name="pr11" style:family="presentation" style:parent-style-name="bluehalfcirclewithtransparency_5f_-outline1">
      <style:graphic-properties fo:min-height="12.18cm"/>
    </style:style>
    <style:style style:name="pr12" style:family="presentation" style:parent-style-name="bluehalfcirclewithtransparency_5f_-subtitle">
      <style:graphic-properties draw:fill-color="#ffffff" fo:min-height="16.53cm"/>
    </style:style>
    <style:style style:name="pr13" style:family="presentation" style:parent-style-name="bluehalfcirclewithtransparency_5f_-title">
      <style:graphic-properties draw:auto-grow-height="true" fo:min-height="3.506cm"/>
    </style:style>
    <style:style style:name="pr14" style:family="presentation" style:parent-style-name="bluehalfcirclewithtransparency-subtitle">
      <style:graphic-properties draw:fill-color="#ffffff" fo:min-height="16.255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text-align="end"/>
    </style:style>
    <style:style style:name="P5" style:family="paragraph">
      <style:paragraph-properties fo:text-align="center"/>
    </style:style>
    <style:style style:name="P6" style:family="paragraph">
      <loext:graphic-properties draw:fill-color="#ffffff"/>
      <style:paragraph-properties fo:text-align="start"/>
      <style:text-properties fo:font-size="32pt"/>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style:font-name="Source Code Pro1" fo:font-size="16pt" style:font-size-asian="16pt" style:font-size-complex="16pt"/>
    </style:style>
    <style:style style:name="P9" style:family="paragraph">
      <loext:graphic-properties draw:fill-color="#e6e6ff" draw:opacity="100%"/>
      <style:paragraph-properties fo:text-align="center"/>
    </style:style>
    <style:style style:name="P10" style:family="paragraph">
      <loext:graphic-properties draw:fill-color="#ff00ff" draw:opacity="100%"/>
      <style:paragraph-properties fo:text-align="center"/>
    </style:style>
    <style:style style:name="P11" style:family="paragraph">
      <loext:graphic-properties draw:fill-color="#99ccff" draw:opacity="100%"/>
      <style:paragraph-properties fo:text-align="center"/>
    </style:style>
    <style:style style:name="P12" style:family="paragraph">
      <loext:graphic-properties draw:fill-color="#e6e6ff"/>
      <style:paragraph-properties fo:text-align="center"/>
    </style:style>
    <style:style style:name="P13" style:family="paragraph">
      <loext:graphic-properties draw:fill-color="#ffff00"/>
      <style:paragraph-properties fo:text-align="center"/>
    </style:style>
    <style:style style:name="P14" style:family="paragraph">
      <loext:graphic-properties draw:fill-color="#23ff23"/>
    </style:style>
    <style:style style:name="P15" style:family="paragraph">
      <loext:graphic-properties draw:fill="none"/>
      <style:paragraph-properties fo:text-align="center"/>
    </style:style>
    <style:style style:name="P16" style:family="paragraph">
      <loext:graphic-properties draw:fill-color="#ffffff"/>
      <style:text-properties fo:font-size="24pt"/>
    </style:style>
    <style:style style:name="P17" style:family="paragraph">
      <loext:graphic-properties draw:fill-color="#99ccff" draw:opacity="100%"/>
      <style:paragraph-properties fo:text-align="center"/>
      <style:text-properties fo:font-size="24pt"/>
    </style:style>
    <style:style style:name="P18" style:family="paragraph">
      <loext:graphic-properties draw:fill-color="#e6e6ff" draw:opacity="100%"/>
      <style:paragraph-properties fo:text-align="center"/>
      <style:text-properties fo:font-size="24pt"/>
    </style:style>
    <style:style style:name="P19" style:family="paragraph">
      <loext:graphic-properties draw:fill-color="#ff00ff" draw:opacity="100%"/>
      <style:paragraph-properties fo:text-align="center"/>
      <style:text-properties fo:font-size="24pt"/>
    </style:style>
    <style:style style:name="P20" style:family="paragraph">
      <loext:graphic-properties draw:fill="none"/>
      <style:paragraph-properties fo:text-align="center"/>
      <style:text-properties fo:font-size="24pt"/>
    </style:style>
    <style:style style:name="P21" style:family="paragraph">
      <loext:graphic-properties draw:fill-color="#ffffff"/>
      <style:paragraph-properties fo:text-align="start"/>
      <style:text-properties style:use-window-font-color="true" style:font-name="Source Code Pro1" fo:font-size="16pt" style:font-size-asian="16pt" style:font-size-complex="16pt"/>
    </style:style>
    <style:style style:name="P22" style:family="paragraph">
      <loext:graphic-properties draw:fill-color="#ffffff"/>
      <style:text-properties fo:font-size="40pt" style:font-size-asian="40pt" style:font-size-complex="40pt"/>
    </style:style>
    <style:style style:name="T1" style:family="text">
      <style:text-properties fo:font-size="32pt"/>
    </style:style>
    <style:style style:name="T2" style:family="text">
      <style:text-properties style:font-name="Source Code Pro1" fo:font-size="16pt" style:font-size-asian="16pt" style:font-size-complex="16pt"/>
    </style:style>
    <style:style style:name="T3" style:family="text">
      <style:text-properties fo:color="#ff00ff" style:font-name="Source Code Pro1" fo:font-size="16pt" style:font-size-asian="16pt" style:font-size-complex="16pt"/>
    </style:style>
    <style:style style:name="T4" style:family="text">
      <style:text-properties fo:color="#0000ff" style:font-name="Source Code Pro1" fo:font-size="16pt" style:font-size-asian="16pt" style:font-size-complex="16pt"/>
    </style:style>
    <style:style style:name="T5" style:family="text">
      <style:text-properties fo:color="#ff0000" fo:font-size="16pt" style:font-size-asian="16pt" style:font-size-complex="16pt"/>
    </style:style>
    <style:style style:name="T6" style:family="text">
      <style:text-properties fo:font-size="24pt"/>
    </style:style>
    <style:style style:name="T7" style:family="text">
      <style:text-properties style:use-window-font-color="true" style:font-name="Source Code Pro1" fo:font-size="16pt" style:font-size-asian="16pt" style:font-size-complex="16pt"/>
    </style:style>
    <style:style style:name="T8" style:family="text">
      <style:text-properties fo:color="#eb613d" style:font-name="Source Code Pro1" fo:font-size="16pt" style:font-size-asian="16pt" style:font-size-complex="16pt"/>
    </style:style>
    <style:style style:name="T9"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halfcirclewithtransparency"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 Scheme concurrency library</text:p>
          </draw:text-box>
        </draw:frame>
        <draw:frame presentation:style-name="pr2" draw:text-style-name="P2" draw:layer="layout" svg:width="25.199cm" svg:height="12.18cm" svg:x="1.4cm" svg:y="4.795cm" presentation:class="subtitle" presentation:user-transformed="true">
          <draw:text-box>
            <text:p text:style-name="P1">Takashi Kato</text:p>
            <text:p text:style-name="P1">@tk_riple</text:p>
          </draw:text-box>
        </draw:frame>
        <presentation:notes draw:style-name="dp2">
          <draw:page-thumbnail draw:style-name="gr1" draw:layer="layout" svg:width="13.705cm" svg:height="10.279cm" svg:x="3.641cm" svg:y="2.853cm" draw:page-number="1" presentation:class="page"/>
          <draw:frame presentation:style-name="pr3" draw:text-style-name="P3" draw:layer="layout" svg:width="14.507cm" svg:height="11.41cm" svg:x="3.248cm" svg:y="14.13cm" presentation:class="notes" presentation:placeholder="true">
            <draw:text-box/>
          </draw:frame>
        </presentation:notes>
      </draw:page>
      <draw:page draw:name="page2" draw:style-name="dp1" draw:master-page-name="bluehalfcirclewithtransparency" presentation:presentation-page-layout-name="AL1T0">
        <office:forms form:automatic-focus="false" form:apply-design-mode="false"/>
        <draw:frame presentation:style-name="pr4" draw:layer="layout" svg:width="25.199cm" svg:height="3.506cm" svg:x="1.4cm" svg:y="0.837cm" presentation:class="title">
          <draw:text-box>
            <text:p>Introduction</text:p>
          </draw:text-box>
        </draw:frame>
        <draw:frame presentation:style-name="pr2" draw:text-style-name="P2" draw:layer="layout" svg:width="25.199cm" svg:height="12.18cm" svg:x="1.4cm" svg:y="4.914cm" presentation:class="subtitle" presentation:user-transformed="true">
          <draw:text-box>
            <text:p text:style-name="P1">Number of CPUs are not one</text:p>
            <text:p text:style-name="P1"/>
            <text:p text:style-name="P4">Using all resources requires concurrency programming</text:p>
            <text:p text:style-name="P4"/>
            <text:p text:style-name="P5">But Scheme has only SRFI-18</text:p>
            <text:p text:style-name="P4"/>
          </draw:text-box>
        </draw:frame>
        <presentation:notes draw:style-name="dp2">
          <draw:page-thumbnail draw:style-name="gr1" draw:layer="layout" svg:width="13.705cm" svg:height="10.279cm" svg:x="3.641cm" svg:y="2.853cm" draw:page-number="2" presentation:class="page"/>
          <draw:frame presentation:style-name="pr5" draw:text-style-name="P3" draw:layer="layout" svg:width="14.507cm" svg:height="11.41cm" svg:x="3.248cm" svg:y="14.13cm" presentation:class="notes" presentation:placeholder="true">
            <draw:text-box/>
          </draw:frame>
        </presentation:notes>
      </draw:page>
      <draw:page draw:name="page3" draw:style-name="dp1" draw:master-page-name="bluehalfcirclewithtransparency_5f_" presentation:presentation-page-layout-name="AL1T0">
        <office:forms form:automatic-focus="false" form:apply-design-mode="false"/>
        <draw:frame presentation:style-name="pr6" draw:layer="layout" svg:width="25.199cm" svg:height="3.506cm" svg:x="1.4cm" svg:y="0.837cm" presentation:class="title">
          <draw:text-box>
            <text:p>SRFI-18</text:p>
          </draw:text-box>
        </draw:frame>
        <draw:frame presentation:style-name="pr7" draw:text-style-name="P6" draw:layer="layout" svg:width="25.199cm" svg:height="12.18cm" svg:x="1.4cm" svg:y="4.914cm" presentation:class="subtitle" presentation:user-transformed="true">
          <draw:text-box>
            <text:p text:style-name="P1"><text:span text:style-name="T1">The SRFI defines multithreading APIs</text:span></text:p>
            <text:p text:style-name="P1"><text:span text:style-name="T1">These are very primitive</text:span></text:p>
          </draw:text-box>
        </draw:frame>
        <presentation:notes draw:style-name="dp2">
          <draw:page-thumbnail draw:style-name="gr1" draw:layer="layout" svg:width="13.705cm" svg:height="10.279cm" svg:x="3.641cm" svg:y="2.853cm" draw:page-number="3" presentation:class="page"/>
          <draw:frame presentation:style-name="pr8" draw:text-style-name="P7" draw:layer="layout" svg:width="14.507cm" svg:height="11.41cm" svg:x="3.248cm" svg:y="14.13cm" presentation:class="notes" presentation:placeholder="true">
            <draw:text-box/>
          </draw:frame>
        </presentation:notes>
      </draw:page>
      <draw:page draw:name="page4" draw:style-name="dp1" draw:master-page-name="bluehalfcirclewithtransparency_5f_" presentation:presentation-page-layout-name="AL1T0">
        <office:forms form:automatic-focus="false" form:apply-design-mode="false"/>
        <draw:frame presentation:style-name="pr9" draw:layer="layout" svg:width="25.199cm" svg:height="2.956cm" svg:x="1.4cm" svg:y="0.837cm" presentation:class="title" presentation:user-transformed="true">
          <draw:text-box>
            <text:p>Example</text:p>
          </draw:text-box>
        </draw:frame>
        <draw:frame presentation:style-name="pr10" draw:text-style-name="P8" draw:layer="layout" svg:width="25.199cm" svg:height="16.262cm" svg:x="1.4cm" svg:y="2.872cm" presentation:class="subtitle" presentation:user-transformed="true">
          <draw:text-box>
            <text:p text:style-name="P1"><text:span text:style-name="T2">(import (rnrs) (srfi :18))</text:span></text:p>
            <text:p text:style-name="P1"><text:span text:style-name="T2"/></text:p>
            <text:p text:style-name="P1"><text:span text:style-name="T2">(</text:span><text:span text:style-name="T3">define</text:span><text:span text:style-name="T2"> </text:span><text:span text:style-name="T4">results</text:span><text:span text:style-name="T2"> '())</text:span></text:p>
            <text:p text:style-name="P1"><text:span text:style-name="T2">(</text:span><text:span text:style-name="T3">define</text:span><text:span text:style-name="T2"> </text:span><text:span text:style-name="T4">lock</text:span><text:span text:style-name="T2"> (make-mutex))</text:span></text:p>
            <text:p text:style-name="P1"><text:span text:style-name="T2"/></text:p>
            <text:p text:style-name="P1"><text:span text:style-name="T2">(</text:span><text:span text:style-name="T3">define</text:span><text:span text:style-name="T2"> (</text:span><text:span text:style-name="T4">fib</text:span><text:span text:style-name="T2"> n)</text:span></text:p>
            <text:p text:style-name="P1"><text:span text:style-name="T2"><text:s text:c="2"/></text:span><text:span text:style-name="T2">(if (&lt; n 2)</text:span></text:p>
            <text:p text:style-name="P1"><text:span text:style-name="T2"><text:s text:c="6"/></text:span><text:span text:style-name="T2">n</text:span></text:p>
            <text:p text:style-name="P1"><text:span text:style-name="T2"><text:s text:c="6"/></text:span><text:span text:style-name="T2">(+ (fib (- n 1)) (fib (- n 2)))))</text:span></text:p>
            <text:p text:style-name="P1"><text:span text:style-name="T2"/></text:p>
            <text:p text:style-name="P1"><text:span text:style-name="T2">(</text:span><text:span text:style-name="T3">define</text:span><text:span text:style-name="T2"> (</text:span><text:span text:style-name="T4">async-fib</text:span><text:span text:style-name="T2"> n) </text:span></text:p>
            <text:p text:style-name="P1"><text:span text:style-name="T2"><text:s text:c="2"/></text:span><text:span text:style-name="T2">(thread-start!</text:span></text:p>
            <text:p text:style-name="P1"><text:span text:style-name="T2"><text:s text:c="4"/></text:span><text:span text:style-name="T2">(make-thread </text:span></text:p>
            <text:p text:style-name="P1"><text:span text:style-name="T2"><text:s text:c="5"/></text:span><text:span text:style-name="T2">(</text:span><text:span text:style-name="T3">lambda</text:span><text:span text:style-name="T2"> () </text:span></text:p>
            <text:p text:style-name="P1"><text:span text:style-name="T2"><text:s text:c="7"/></text:span><text:span text:style-name="T2">(</text:span><text:span text:style-name="T3">let</text:span><text:span text:style-name="T2"> ((r (fib n)))</text:span></text:p>
            <text:p text:style-name="P1"><text:span text:style-name="T2"><text:s text:c="9"/></text:span><text:span text:style-name="T2">(mutex-lock! lock)</text:span></text:p>
            <text:p text:style-name="P1"><text:span text:style-name="T2"><text:s text:c="9"/></text:span><text:span text:style-name="T2">(set! results (cons r results))</text:span></text:p>
            <text:p text:style-name="P1"><text:span text:style-name="T2"><text:s text:c="9"/></text:span><text:span text:style-name="T2">(mutex-unlock! lock)</text:span></text:p>
            <text:p text:style-name="P1"><text:span text:style-name="T2"><text:s text:c="9"/></text:span><text:span text:style-name="T2">#t)))))</text:span></text:p>
            <text:p text:style-name="P1"><text:span text:style-name="T2"/></text:p>
            <text:p text:style-name="P1"><text:span text:style-name="T2">(</text:span><text:span text:style-name="T3">map</text:span><text:span text:style-name="T2"> thread-join! </text:span></text:p>
            <text:p text:style-name="P1"><text:span text:style-name="T2"><text:s text:c="5"/></text:span><text:span text:style-name="T2">(</text:span><text:span text:style-name="T3">do</text:span><text:span text:style-name="T2"> ((i 0 (+ i 1)) (r '() (cons (async-fib 25) r)))</text:span></text:p>
            <text:p text:style-name="P1"><text:span text:style-name="T2"><text:s text:c="9"/></text:span><text:span text:style-name="T2">((= i 1000) r)))</text:span></text:p>
          </draw:text-box>
        </draw:frame>
        <presentation:notes draw:style-name="dp2">
          <draw:page-thumbnail draw:style-name="gr1" draw:layer="layout" svg:width="13.705cm" svg:height="10.279cm" svg:x="3.641cm" svg:y="2.853cm" draw:page-number="4" presentation:class="page"/>
          <draw:frame presentation:style-name="pr8" draw:text-style-name="P7" draw:layer="layout" svg:width="14.507cm" svg:height="11.41cm" svg:x="3.248cm" svg:y="14.13cm" presentation:class="notes" presentation:placeholder="true">
            <draw:text-box/>
          </draw:frame>
        </presentation:notes>
      </draw:page>
      <draw:page draw:name="page5" draw:style-name="dp1" draw:master-page-name="bluehalfcirclewithtransparency_5f_" presentation:presentation-page-layout-name="AL2T1">
        <office:forms form:automatic-focus="false" form:apply-design-mode="false"/>
        <draw:frame presentation:style-name="pr6" draw:layer="layout" svg:width="25.199cm" svg:height="3.506cm" svg:x="1.4cm" svg:y="0.837cm" presentation:class="title">
          <draw:text-box>
            <text:p>Problems</text:p>
          </draw:text-box>
        </draw:frame>
        <draw:frame presentation:style-name="pr11" draw:layer="layout" svg:width="25.199cm" svg:height="12.18cm" svg:x="1.4cm" svg:y="4.914cm" presentation:class="outline">
          <draw:text-box>
            <text:list text:style-name="L2">
              <text:list-item>
                <text:p>Using global lock <text:span text:style-name="T5">*1</text:span></text:p>
                <text:list>
                  <text:list-item>
                    <text:p>If it's locked by parent thread?</text:p>
                  </text:list-item>
                </text:list>
              </text:list-item>
              <text:list-item>
                <text:p>Result values are globally stored <text:span text:style-name="T5">*1</text:span></text:p>
              </text:list-item>
              <text:list-item>
                <text:p>Creating 1000 threads</text:p>
                <text:p/>
                <text:p><text:span text:style-name="T5">*1 The example was deliberately written like that.</text:span></text:p>
              </text:list-item>
            </text:list>
          </draw:text-box>
        </draw:frame>
        <presentation:notes draw:style-name="dp2">
          <draw:page-thumbnail draw:style-name="gr1" draw:layer="layout" svg:width="13.705cm" svg:height="10.279cm" svg:x="3.641cm" svg:y="2.853cm" draw:page-number="5" presentation:class="page"/>
          <draw:frame presentation:style-name="pr8" draw:text-style-name="P3" draw:layer="layout" svg:width="14.507cm" svg:height="11.41cm" svg:x="3.248cm" svg:y="14.13cm" presentation:class="notes" presentation:placeholder="true">
            <draw:text-box/>
          </draw:frame>
        </presentation:notes>
      </draw:page>
      <draw:page draw:name="page6" draw:style-name="dp1" draw:master-page-name="bluehalfcirclewithtransparency_5f_" presentation:presentation-page-layout-name="AL2T1">
        <office:forms form:automatic-focus="false" form:apply-design-mode="false"/>
        <draw:frame presentation:style-name="pr6" draw:layer="layout" svg:width="25.199cm" svg:height="3.506cm" svg:x="1.4cm" svg:y="0.837cm" presentation:class="title">
          <draw:text-box>
            <text:p>(util concurrent)<text:span text:style-name="T5">*1</text:span></text:p>
          </draw:text-box>
        </draw:frame>
        <draw:frame presentation:style-name="pr11" draw:layer="layout" svg:width="25.199cm" svg:height="12.18cm" svg:x="1.4cm" svg:y="4.914cm" presentation:class="outline" presentation:user-transformed="true">
          <draw:text-box>
            <text:list text:style-name="L2">
              <text:list-item>
                <text:p>A library provides concurrent data structures and APIs</text:p>
              </text:list-item>
              <text:list-item>
                <text:p>Portable for both R6RS and R7RS</text:p>
                <text:list>
                  <text:list-item>
                    <text:p>Requires SRFI-18 support (and SRFI-99)</text:p>
                  </text:list-item>
                  <text:list-item>
                    <text:p>Unfortunately, SRFI-18 isn‘t widely supported…</text:p>
                  </text:list-item>
                </text:list>
                <text:p/>
                <text:p/>
                <text:p><text:span text:style-name="T5">repository: https://github.com/ktakashi/scheme-concurrent</text:span></text:p>
              </text:list-item>
            </text:list>
          </draw:text-box>
        </draw:frame>
        <presentation:notes draw:style-name="dp2">
          <office:forms form:automatic-focus="false" form:apply-design-mode="false"/>
          <draw:page-thumbnail draw:style-name="gr1" draw:layer="layout" svg:width="13.705cm" svg:height="10.279cm" svg:x="3.641cm" svg:y="2.853cm" draw:page-number="6" presentation:class="page"/>
          <draw:frame presentation:style-name="pr8" draw:text-style-name="P3" draw:layer="layout" svg:width="14.507cm" svg:height="11.41cm" svg:x="3.248cm" svg:y="14.13cm" presentation:class="notes" presentation:placeholder="true">
            <draw:text-box/>
          </draw:frame>
        </presentation:notes>
      </draw:page>
      <draw:page draw:name="page7" draw:style-name="dp1" draw:master-page-name="bluehalfcirclewithtransparency_5f_" presentation:presentation-page-layout-name="AL2T1">
        <office:forms form:automatic-focus="false" form:apply-design-mode="false"/>
        <draw:frame presentation:style-name="pr6" draw:layer="layout" svg:width="25.199cm" svg:height="3.506cm" svg:x="1.4cm" svg:y="0.837cm" presentation:class="title">
          <draw:text-box>
            <text:p>Shared queue</text:p>
          </draw:text-box>
        </draw:frame>
        <draw:frame presentation:style-name="pr11" draw:layer="layout" svg:width="25.199cm" svg:height="12.18cm" svg:x="1.4cm" svg:y="4.914cm" presentation:class="outline">
          <draw:text-box>
            <text:list text:style-name="L2">
              <text:list-item>
                <text:p>Queue with atomic operations</text:p>
              </text:list-item>
              <text:list-item>
                <text:p>Retrieving an element from empty queue would wait</text:p>
              </text:list-item>
            </text:list>
          </draw:text-box>
        </draw:frame>
        <draw:custom-shape draw:style-name="gr2" draw:text-style-name="P9" draw:layer="layout" svg:width="8.996cm" svg:height="3.042cm" svg:x="8.137cm" svg:y="10.942cm">
          <text:p text:style-name="P5">Shared Queu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 draw:text-style-name="P10" draw:layer="layout" svg:width="3.405cm" svg:height="2.073cm" svg:x="2.569cm" svg:y="11.423cm">
          <text:p text:style-name="P5">Element</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5" draw:layer="layout" svg:width="1.411cm" svg:height="0.838cm" svg:x="6.614cm" svg:y="12.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4.188cm" svg:height="2.073cm" svg:x="19.264cm" svg:y="11.356cm">
          <text:p text:style-name="P5">Element</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5" draw:layer="layout" svg:width="1.411cm" svg:height="0.838cm" svg:x="17.48cm" svg:y="12.0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999cm" svg:height="1.163cm" svg:x="3.804cm" svg:y="15.955cm">
          <text:p text:style-name="P5">Put (1)</text:p>
          <draw:enhanced-geometry svg:viewBox="0 0 21600 21600" draw:mirror-horizontal="true" draw:type="line-callout-1" draw:modifiers="-3240 -59492.7835051546 -1800 10298.969072164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7" draw:text-style-name="P12" draw:layer="layout" svg:width="2.999cm" svg:height="1.202cm" svg:x="18.572cm" svg:y="15.835cm">
          <text:p text:style-name="P5">Get (4)</text:p>
          <draw:enhanced-geometry svg:viewBox="0 0 21600 21600" draw:mirror-horizontal="false" draw:type="line-callout-1" draw:modifiers="-3535.2 -55427.4314214464 -1800 9947.1321695760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8" draw:text-style-name="P12" draw:layer="layout" svg:width="2.999cm" svg:height="1.282cm" svg:x="3.403cm" svg:y="8.098cm">
          <text:p text:style-name="P5">Put (3)</text:p>
          <draw:enhanced-geometry svg:viewBox="0 0 21600 21600" draw:mirror-horizontal="true" draw:type="line-callout-1" draw:modifiers="-5551.2 64783.1644583009 -1800 9326.8901013250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12" draw:layer="layout" svg:width="2.999cm" svg:height="1.163cm" svg:x="19.734cm" svg:y="7.817cm">
          <text:p text:style-name="P5">Get (2)</text:p>
          <draw:enhanced-geometry svg:viewBox="0 0 21600 21600" draw:mirror-horizontal="false" draw:type="line-callout-1" draw:modifiers="-12189.6 81111.3402061856 -1800 10298.969072164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13" draw:layer="layout" svg:width="5.331cm" svg:height="1.283cm" svg:x="4.931cm" svg:y="9.702cm">
          <text:p text:style-name="P5">Bloc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draw:layer="layout" svg:width="5.331cm" svg:height="1.283cm" svg:x="16.346cm" svg:y="9.291cm">
          <text:p text:style-name="P5">Bloc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draw:layer="layout" svg:width="5.331cm" svg:height="1.283cm" svg:x="15.655cm" svg:y="13.971cm">
          <text:p text:style-name="P5">Bloc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3.705cm" svg:height="10.279cm" svg:x="3.641cm" svg:y="2.853cm" draw:page-number="7" presentation:class="page"/>
          <draw:frame presentation:style-name="pr8" draw:text-style-name="P3" draw:layer="layout" svg:width="14.507cm" svg:height="11.41cm" svg:x="3.248cm" svg:y="14.13cm" presentation:class="notes" presentation:placeholder="true">
            <draw:text-box/>
          </draw:frame>
        </presentation:notes>
      </draw:page>
      <draw:page draw:name="page8" draw:style-name="dp1" draw:master-page-name="bluehalfcirclewithtransparency_5f_" presentation:presentation-page-layout-name="AL1T0">
        <office:forms form:automatic-focus="false" form:apply-design-mode="false"/>
        <draw:frame presentation:style-name="pr9" draw:layer="layout" svg:width="25.199cm" svg:height="2.956cm" svg:x="1.4cm" svg:y="0.837cm" presentation:class="title" presentation:user-transformed="true">
          <draw:text-box>
            <text:p>Using shared queue</text:p>
          </draw:text-box>
        </draw:frame>
        <draw:frame presentation:style-name="pr12" draw:text-style-name="P8" draw:layer="layout" svg:width="25.199cm" svg:height="16.53cm" svg:x="1.4cm" svg:y="2.998cm" presentation:class="subtitle" presentation:user-transformed="true">
          <draw:text-box>
            <text:p text:style-name="P1"><text:span text:style-name="T2">(import (rnrs) (srfi :18) (util concurrent))</text:span></text:p>
            <text:p text:style-name="P1"><text:span text:style-name="T2"/></text:p>
            <text:p text:style-name="P1"><text:span text:style-name="T2">(</text:span><text:span text:style-name="T3">define</text:span><text:span text:style-name="T2"> </text:span><text:span text:style-name="T4">results</text:span><text:span text:style-name="T2"> (make-shared-queue))</text:span></text:p>
            <text:p text:style-name="P1"><text:span text:style-name="T2"/></text:p>
            <text:p text:style-name="P1"><text:span text:style-name="T2">(</text:span><text:span text:style-name="T3">define</text:span><text:span text:style-name="T2"> (</text:span><text:span text:style-name="T4">fib</text:span><text:span text:style-name="T2"> n)</text:span></text:p>
            <text:p text:style-name="P1"><text:span text:style-name="T2"><text:s text:c="2"/></text:span><text:span text:style-name="T2">(</text:span><text:span text:style-name="T3">if</text:span><text:span text:style-name="T2"> (&lt; n 2)</text:span></text:p>
            <text:p text:style-name="P1"><text:span text:style-name="T2"><text:s text:c="6"/></text:span><text:span text:style-name="T2">n</text:span></text:p>
            <text:p text:style-name="P1"><text:span text:style-name="T2"><text:s text:c="6"/></text:span><text:span text:style-name="T2">(+ (fib (- n 1)) (fib (- n 2)))))</text:span></text:p>
            <text:p text:style-name="P1"><text:span text:style-name="T2"/></text:p>
            <text:p text:style-name="P1"><text:span text:style-name="T2">(</text:span><text:span text:style-name="T3">define</text:span><text:span text:style-name="T2"> (</text:span><text:span text:style-name="T4">async-fib</text:span><text:span text:style-name="T2"> n) </text:span></text:p>
            <text:p text:style-name="P1"><text:span text:style-name="T2"><text:s text:c="2"/></text:span><text:span text:style-name="T2">(thread-start!</text:span></text:p>
            <text:p text:style-name="P1"><text:span text:style-name="T2"><text:s text:c="4"/></text:span><text:span text:style-name="T2">(make-thread </text:span></text:p>
            <text:p text:style-name="P1"><text:span text:style-name="T2"><text:s text:c="5"/></text:span><text:span text:style-name="T2">(</text:span><text:span text:style-name="T3">lambda</text:span><text:span text:style-name="T2"> () </text:span></text:p>
            <text:p text:style-name="P1"><text:span text:style-name="T2"><text:s text:c="7"/></text:span><text:span text:style-name="T2">(shared-queue-put! results (fib n))</text:span></text:p>
            <text:p text:style-name="P1"><text:span text:style-name="T2"><text:s text:c="7"/></text:span><text:span text:style-name="T2">#t))))</text:span></text:p>
            <text:p text:style-name="P1"><text:span text:style-name="T2"/></text:p>
            <text:p text:style-name="P1"><text:span text:style-name="T2">(</text:span><text:span text:style-name="T3">define</text:span><text:span text:style-name="T2"> </text:span><text:span text:style-name="T4">threads</text:span></text:p>
            <text:p text:style-name="P1"><text:span text:style-name="T2"><text:s text:c="2"/></text:span><text:span text:style-name="T2">(</text:span><text:span text:style-name="T3">do</text:span><text:span text:style-name="T2"> ((i 0 (+ i 1)) (r '() (cons (async-fib 25) r)))</text:span></text:p>
            <text:p text:style-name="P1"><text:span text:style-name="T2"><text:s text:c="6"/></text:span><text:span text:style-name="T2">((= i 1000) r)))</text:span></text:p>
            <text:p text:style-name="P1"><text:span text:style-name="T2"/></text:p>
            <text:p text:style-name="P1"><text:span text:style-name="T2">(</text:span><text:span text:style-name="T3">do</text:span><text:span text:style-name="T2"> ((i 0 (+ i 1))) ((= i 1000)) (shared-queue-get! results))</text:span></text:p>
            <text:p text:style-name="P1"><text:span text:style-name="T2"/></text:p>
            <text:p text:style-name="P1"><text:span text:style-name="T2">(</text:span><text:span text:style-name="T3">map</text:span><text:span text:style-name="T2"> thread-join! threads)</text:span></text:p>
          </draw:text-box>
        </draw:frame>
        <presentation:notes draw:style-name="dp2">
          <draw:page-thumbnail draw:style-name="gr1" draw:layer="layout" svg:width="13.705cm" svg:height="10.279cm" svg:x="3.641cm" svg:y="2.853cm" draw:page-number="8" presentation:class="page"/>
          <draw:frame presentation:style-name="pr8" draw:text-style-name="P7" draw:layer="layout" svg:width="14.507cm" svg:height="11.41cm" svg:x="3.248cm" svg:y="14.13cm" presentation:class="notes" presentation:placeholder="true">
            <draw:text-box/>
          </draw:frame>
        </presentation:notes>
      </draw:page>
      <draw:page draw:name="page9" draw:style-name="dp1" draw:master-page-name="bluehalfcirclewithtransparency_5f_" presentation:presentation-page-layout-name="AL2T1">
        <office:forms form:automatic-focus="false" form:apply-design-mode="false"/>
        <draw:frame presentation:style-name="pr13" draw:layer="layout" svg:width="25.199cm" svg:height="3.506cm" svg:x="1.4cm" svg:y="0.837cm" presentation:class="title">
          <draw:text-box>
            <text:p>Thread pool</text:p>
          </draw:text-box>
        </draw:frame>
        <draw:frame presentation:style-name="pr11" draw:layer="layout" svg:width="25.199cm" svg:height="12.18cm" svg:x="1.4cm" svg:y="4.914cm" presentation:class="outline">
          <draw:text-box>
            <text:list text:style-name="L2">
              <text:list-item>
                <text:p>Thread creation might be expensive</text:p>
              </text:list-item>
              <text:list-item>
                <text:p>Resources are finite</text:p>
                <text:list>
                  <text:list-item>
                    <text:p>On Windows, 2000 thread would be the limit</text:p>
                  </text:list-item>
                </text:list>
              </text:list-item>
              <text:list-item>
                <text:p>Reusing existing thread resolves the issues</text:p>
              </text:list-item>
            </text:list>
          </draw:text-box>
        </draw:frame>
        <presentation:notes draw:style-name="dp2">
          <draw:page-thumbnail draw:style-name="gr1" draw:layer="layout" svg:width="13.705cm" svg:height="10.279cm" svg:x="3.641cm" svg:y="2.853cm" draw:page-number="9" presentation:class="page"/>
          <draw:frame presentation:style-name="pr8" draw:text-style-name="P3" draw:layer="layout" svg:width="14.507cm" svg:height="11.41cm" svg:x="3.248cm" svg:y="14.13cm" presentation:class="notes" presentation:placeholder="true">
            <draw:text-box/>
          </draw:frame>
        </presentation:notes>
      </draw:page>
      <draw:page draw:name="page10" draw:style-name="dp1" draw:master-page-name="bluehalfcirclewithtransparency_5f_" presentation:presentation-page-layout-name="AL2T1">
        <office:forms form:automatic-focus="false" form:apply-design-mode="false"/>
        <draw:frame presentation:style-name="pr13" draw:layer="layout" svg:width="25.199cm" svg:height="3.506cm" svg:x="1.4cm" svg:y="0.837cm" presentation:class="title" presentation:user-transformed="true">
          <draw:text-box>
            <text:p>Usual thread pool</text:p>
          </draw:text-box>
        </draw:frame>
        <draw:custom-shape draw:style-name="gr2" draw:text-style-name="P9" draw:layer="layout" svg:width="8.996cm" svg:height="3.042cm" svg:x="8.026cm" svg:y="5.379cm">
          <text:p text:style-name="P5">Queu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0" draw:text-style-name="P10" draw:layer="layout" svg:width="2.514cm" svg:height="2.073cm" svg:x="3.7cm" svg:y="5.82cm">
          <text:p text:style-name="P5">Job</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5" draw:layer="layout" svg:width="1.411cm" svg:height="0.838cm" svg:x="6.503cm" svg:y="6.4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1" draw:layer="layout" svg:width="2.514cm" svg:height="2.073cm" svg:x="19.153cm" svg:y="5.793cm">
          <text:p text:style-name="P5">Job</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5" draw:layer="layout" svg:width="1.411cm" svg:height="0.838cm" svg:x="17.369cm" svg:y="6.4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4" draw:layer="layout" svg:width="3.528cm" svg:height="3.219cm" svg:x="10.054cm" svg:y="10.93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4" draw:layer="layout" svg:width="3.528cm" svg:height="3.219cm" svg:x="14.35cm" svg:y="10.88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4" draw:layer="layout" svg:width="3.528cm" svg:height="3.219cm" svg:x="23.585cm" svg:y="10.81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5" draw:layer="layout" svg:width="0.353cm" svg:height="0.309cm" svg:x="19.05cm" svg:y="12.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353cm" svg:height="0.309cm" svg:x="20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353cm" svg:height="0.309cm" svg:x="20.95cm" svg:y="12.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353cm" svg:height="0.309cm" svg:x="21.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2.514cm" svg:height="2.073cm" svg:x="10.617cm" svg:y="11.455cm">
          <text:p text:style-name="P5">Job</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1" draw:layer="layout" svg:width="2.514cm" svg:height="2.073cm" svg:x="24.13cm" svg:y="11.428cm">
          <text:p text:style-name="P5">Job</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5" draw:layer="layout" svg:width="0.485cm" svg:height="2.99cm" draw:transform="rotate (-0.767944870877505) translate (19.354cm 7.987cm)">
          <text:p/>
          <draw:enhanced-geometry svg:viewBox="0 0 21600 21600" draw:text-areas="?f0 0 ?f2 ?f5" draw:type="down-arrow" draw:modifiers="16505.7961359094 5911.1111111111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5" draw:layer="layout" svg:width="3.263cm" svg:height="0.75cm" svg:x="10.142cm" svg:y="14.64cm">
          <text:p text:style-name="P5">Thread 1</text:p>
          <draw:enhanced-geometry svg:viewBox="0 0 21600 21600" draw:type="rectangle" draw:enhanced-path="M 0 0 L 21600 0 21600 21600 0 21600 0 0 Z N"/>
        </draw:custom-shape>
        <draw:custom-shape draw:style-name="gr15" draw:text-style-name="P15" draw:layer="layout" svg:width="3.263cm" svg:height="0.75cm" svg:x="14.57cm" svg:y="14.702cm">
          <text:p text:style-name="P5">Thread 2</text:p>
          <draw:enhanced-geometry svg:viewBox="0 0 21600 21600" draw:type="rectangle" draw:enhanced-path="M 0 0 L 21600 0 21600 21600 0 21600 0 0 Z N"/>
        </draw:custom-shape>
        <draw:custom-shape draw:style-name="gr15" draw:text-style-name="P15" draw:layer="layout" svg:width="3.263cm" svg:height="0.75cm" svg:x="23.716cm" svg:y="14.719cm">
          <text:p text:style-name="P5">Thread n</text:p>
          <draw:enhanced-geometry svg:viewBox="0 0 21600 21600" draw:type="rectangle" draw:enhanced-path="M 0 0 L 21600 0 21600 21600 0 21600 0 0 Z N"/>
        </draw:custom-shape>
        <presentation:notes draw:style-name="dp2">
          <draw:page-thumbnail draw:style-name="gr1" draw:layer="layout" svg:width="13.705cm" svg:height="10.279cm" svg:x="3.641cm" svg:y="2.853cm" draw:page-number="10" presentation:class="page"/>
          <draw:frame presentation:style-name="pr8" draw:text-style-name="P16" draw:layer="layout" svg:width="14.507cm" svg:height="11.41cm" svg:x="3.248cm" svg:y="14.13cm" presentation:class="notes" presentation:placeholder="true">
            <draw:text-box/>
          </draw:frame>
        </presentation:notes>
      </draw:page>
      <draw:page draw:name="page11" draw:style-name="dp1" draw:master-page-name="bluehalfcirclewithtransparency_5f_" presentation:presentation-page-layout-name="AL2T1">
        <office:forms form:automatic-focus="false" form:apply-design-mode="false"/>
        <draw:frame presentation:style-name="pr13" draw:layer="layout" svg:width="25.199cm" svg:height="3.506cm" svg:x="1.4cm" svg:y="0.837cm" presentation:class="title" presentation:user-transformed="true">
          <draw:text-box>
            <text:p>Our thread pool</text:p>
          </draw:text-box>
        </draw:frame>
        <draw:custom-shape draw:style-name="gr11" draw:text-style-name="P17" draw:layer="layout" svg:width="2.514cm" svg:height="2.073cm" svg:x="20.459cm" svg:y="9.145cm">
          <text:p text:style-name="P5"><text:span text:style-name="T6">Jo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2" draw:text-style-name="P18" draw:layer="layout" svg:width="8.996cm" svg:height="3.042cm" svg:x="9.384cm" svg:y="3.724cm">
            <text:p text:style-name="P5"><text:span text:style-name="T6">Queue</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0" draw:text-style-name="P19" draw:layer="layout" svg:width="2.514cm" svg:height="2.073cm" svg:x="5.058cm" svg:y="4.165cm">
            <text:p text:style-name="P5"><text:span text:style-name="T6">Jo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5" draw:layer="layout" svg:width="1.411cm" svg:height="0.838cm" svg:x="7.861cm" svg:y="4.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411cm" svg:height="0.838cm" svg:x="18.727cm" svg:y="4.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3" draw:text-style-name="P5" draw:layer="layout" svg:width="0.353cm" svg:height="0.309cm" svg:x="24.85cm" svg:y="1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353cm" svg:height="0.309cm" svg:x="24.9cm" svg:y="13.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353cm" svg:height="0.309cm" svg:x="24.85cm" svg:y="14.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353cm" svg:height="0.309cm" svg:x="24.9cm" svg:y="15.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 draw:text-style-name="P14" draw:layer="layout" svg:width="3.528cm" svg:height="3.219cm" svg:x="23.503cm" svg:y="3.52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text-style-name="P17" draw:layer="layout" svg:width="2.514cm" svg:height="2.073cm" svg:x="24.066cm" svg:y="4.047cm">
            <text:p text:style-name="P5"><text:span text:style-name="T6">Jo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20" draw:layer="layout" svg:width="3.263cm" svg:height="0.75cm" svg:x="23.591cm" svg:y="7.232cm">
            <text:p text:style-name="P5"><text:span text:style-name="T6">Thread 1</text:span></text:p>
            <draw:enhanced-geometry svg:viewBox="0 0 21600 21600" draw:type="rectangle" draw:enhanced-path="M 0 0 L 21600 0 21600 21600 0 21600 0 0 Z N"/>
          </draw:custom-shape>
        </draw:g>
        <draw:g>
          <draw:custom-shape draw:style-name="gr12" draw:text-style-name="P14" draw:layer="layout" svg:width="3.528cm" svg:height="3.219cm" svg:x="23.478cm" svg:y="8.50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20" draw:layer="layout" svg:width="3.263cm" svg:height="0.75cm" svg:x="23.698cm" svg:y="12.321cm">
            <text:p text:style-name="P5"><text:span text:style-name="T6">Thread 2</text:span></text:p>
            <draw:enhanced-geometry svg:viewBox="0 0 21600 21600" draw:type="rectangle" draw:enhanced-path="M 0 0 L 21600 0 21600 21600 0 21600 0 0 Z N"/>
          </draw:custom-shape>
        </draw:g>
        <draw:g>
          <draw:custom-shape draw:style-name="gr12" draw:text-style-name="P14" draw:layer="layout" svg:width="3.528cm" svg:height="3.219cm" svg:x="23.617cm" svg:y="15.8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text-style-name="P17" draw:layer="layout" svg:width="2.514cm" svg:height="2.073cm" svg:x="24.162cm" svg:y="16.455cm">
            <text:p text:style-name="P5"><text:span text:style-name="T6">Jo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20" draw:layer="layout" svg:width="3.263cm" svg:height="0.75cm" svg:x="23.748cm" svg:y="19.746cm">
            <text:p text:style-name="P5"><text:span text:style-name="T6">Thread n</text:span></text:p>
            <draw:enhanced-geometry svg:viewBox="0 0 21600 21600" draw:type="rectangle" draw:enhanced-path="M 0 0 L 21600 0 21600 21600 0 21600 0 0 Z N"/>
          </draw:custom-shape>
        </draw:g>
        <draw:g>
          <draw:custom-shape draw:style-name="gr2" draw:text-style-name="P18" draw:layer="layout" svg:width="8.996cm" svg:height="3.042cm" svg:x="9.39cm" svg:y="8.629cm">
            <text:p text:style-name="P5"><text:span text:style-name="T6">Queue</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0" draw:text-style-name="P19" draw:layer="layout" svg:width="2.514cm" svg:height="2.073cm" svg:x="5.064cm" svg:y="9.07cm">
            <text:p text:style-name="P5"><text:span text:style-name="T6">Jo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5" draw:layer="layout" svg:width="1.411cm" svg:height="0.838cm" svg:x="7.867cm" svg:y="9.6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411cm" svg:height="0.838cm" svg:x="18.733cm" svg:y="9.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3" draw:text-style-name="P5" draw:layer="layout" svg:width="0.353cm" svg:height="0.309cm" svg:x="13.356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353cm" svg:height="0.309cm" svg:x="13.406cm" svg:y="13.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353cm" svg:height="0.309cm" svg:x="13.356cm" svg:y="14.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353cm" svg:height="0.309cm" svg:x="13.406cm" svg:y="1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 draw:text-style-name="P18" draw:layer="layout" svg:width="8.996cm" svg:height="3.042cm" svg:x="9.44cm" svg:y="15.98cm">
            <text:p text:style-name="P5"><text:span text:style-name="T6">Queue</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0" draw:text-style-name="P19" draw:layer="layout" svg:width="2.514cm" svg:height="2.073cm" svg:x="5.114cm" svg:y="16.421cm">
            <text:p text:style-name="P5"><text:span text:style-name="T6">Jo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5" draw:layer="layout" svg:width="1.411cm" svg:height="0.838cm" svg:x="7.917cm" svg:y="17.0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411cm" svg:height="0.838cm" svg:x="18.783cm" svg:y="17.0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3" draw:layer="layout" svg:width="2.926cm" svg:height="5.411cm" svg:x="0.401cm" svg:y="8.178cm">
          <text:p text:style-name="P5">Pool</text:p>
          <text:p text:style-name="P5">Container</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7" draw:text-style-name="P5" draw:layer="layout" svg:width="2.847cm" svg:height="0.601cm" draw:transform="rotate (0.750491578357562) translate (2.619cm 7.8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5" draw:layer="layout" svg:width="2.847cm" svg:height="0.601cm" draw:transform="rotate (-0.767944870877505) translate (2.916cm 14.24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5" draw:layer="layout" svg:width="1.644cm" svg:height="0.721cm" svg:x="3.127cm" svg:y="9.5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05cm" svg:height="10.279cm" svg:x="3.641cm" svg:y="2.853cm" draw:page-number="11" presentation:class="page"/>
          <draw:frame presentation:style-name="pr8" draw:text-style-name="P16" draw:layer="layout" svg:width="14.507cm" svg:height="11.41cm" svg:x="3.248cm" svg:y="14.13cm" presentation:class="notes" presentation:placeholder="true">
            <draw:text-box/>
          </draw:frame>
        </presentation:notes>
      </draw:page>
      <draw:page draw:name="page12" draw:style-name="dp1" draw:master-page-name="bluehalfcirclewithtransparency_5f_" presentation:presentation-page-layout-name="AL2T1">
        <office:forms form:automatic-focus="false" form:apply-design-mode="false"/>
        <draw:frame presentation:style-name="pr13" draw:layer="layout" svg:width="25.199cm" svg:height="3.506cm" svg:x="1.4cm" svg:y="0.837cm" presentation:class="title">
          <draw:text-box>
            <text:p>Thread pool (2)</text:p>
          </draw:text-box>
        </draw:frame>
        <draw:frame presentation:style-name="pr11" draw:layer="layout" svg:width="25.199cm" svg:height="12.18cm" svg:x="1.4cm" svg:y="4.914cm" presentation:class="outline">
          <draw:text-box>
            <text:list text:style-name="L2">
              <text:list-item>
                <text:p>Each managed thread has own channel</text:p>
                <text:list>
                  <text:list-item>
                    <text:p>To avoid abondant mutex</text:p>
                  </text:list-item>
                </text:list>
              </text:list-item>
              <text:list-item>
                <text:p>Thread pool check the least busy thread</text:p>
              </text:list-item>
              <text:list-item>
                <text:p>Managed threads tell their availability to the pool</text:p>
                <text:list>
                  <text:list-item>
                    <text:p>To make best case thread choosing O(1)</text:p>
                  </text:list-item>
                </text:list>
              </text:list-item>
            </text:list>
          </draw:text-box>
        </draw:frame>
        <presentation:notes draw:style-name="dp2">
          <draw:page-thumbnail draw:style-name="gr1" draw:layer="layout" svg:width="13.705cm" svg:height="10.279cm" svg:x="3.641cm" svg:y="2.853cm" draw:page-number="12" presentation:class="page"/>
          <draw:frame presentation:style-name="pr8" draw:text-style-name="P16" draw:layer="layout" svg:width="14.507cm" svg:height="11.41cm" svg:x="3.248cm" svg:y="14.13cm" presentation:class="notes" presentation:placeholder="true">
            <draw:text-box/>
          </draw:frame>
        </presentation:notes>
      </draw:page>
      <draw:page draw:name="page13" draw:style-name="dp1" draw:master-page-name="bluehalfcirclewithtransparency_5f_" presentation:presentation-page-layout-name="AL1T0">
        <office:forms form:automatic-focus="false" form:apply-design-mode="false"/>
        <draw:frame presentation:style-name="pr9" draw:layer="layout" svg:width="25.199cm" svg:height="2.956cm" svg:x="1.4cm" svg:y="0.837cm" presentation:class="title" presentation:user-transformed="true">
          <draw:text-box>
            <text:p>Using thread pool</text:p>
          </draw:text-box>
        </draw:frame>
        <draw:frame presentation:style-name="pr12" draw:text-style-name="P8" draw:layer="layout" svg:width="25.199cm" svg:height="16.53cm" svg:x="1.4cm" svg:y="2.998cm" presentation:class="subtitle" presentation:user-transformed="true">
          <draw:text-box>
            <text:p text:style-name="P1"><text:span text:style-name="T2">(</text:span><text:span text:style-name="T7">import</text:span><text:span text:style-name="T2"> (rnrs) (srfi :18) (util concurrent))</text:span></text:p>
            <text:p text:style-name="P1"><text:span text:style-name="T2"/></text:p>
            <text:p text:style-name="P1"><text:span text:style-name="T2">(</text:span><text:span text:style-name="T3">define</text:span><text:span text:style-name="T2"> </text:span><text:span text:style-name="T4">results</text:span><text:span text:style-name="T2"> (make-shared-queue))</text:span></text:p>
            <text:p text:style-name="P1"><text:span text:style-name="T2">(</text:span><text:span text:style-name="T3">define</text:span><text:span text:style-name="T2"> </text:span><text:span text:style-name="T4">thread-pool</text:span><text:span text:style-name="T2"> (make-thread-pool 100))</text:span></text:p>
            <text:p text:style-name="P1"><text:span text:style-name="T2"/></text:p>
            <text:p text:style-name="P1"><text:span text:style-name="T2">(</text:span><text:span text:style-name="T3">define</text:span><text:span text:style-name="T2"> (</text:span><text:span text:style-name="T4">fib</text:span><text:span text:style-name="T2"> n)</text:span></text:p>
            <text:p text:style-name="P1"><text:span text:style-name="T2"><text:s text:c="2"/></text:span><text:span text:style-name="T2">(</text:span><text:span text:style-name="T3">if</text:span><text:span text:style-name="T2"> (&lt; n 2)</text:span></text:p>
            <text:p text:style-name="P1"><text:span text:style-name="T2"><text:s text:c="6"/></text:span><text:span text:style-name="T2">n</text:span></text:p>
            <text:p text:style-name="P1"><text:span text:style-name="T2"><text:s text:c="6"/></text:span><text:span text:style-name="T2">(+ (fib (- n 1)) (fib (- n 2)))))</text:span></text:p>
            <text:p text:style-name="P1"><text:span text:style-name="T2"/></text:p>
            <text:p text:style-name="P1"><text:span text:style-name="T2">(</text:span><text:span text:style-name="T3">define</text:span><text:span text:style-name="T2"> (</text:span><text:span text:style-name="T4">async-fib</text:span><text:span text:style-name="T2"> n) </text:span></text:p>
            <text:p text:style-name="P1"><text:span text:style-name="T2"><text:s text:c="2"/></text:span><text:span text:style-name="T2">(</text:span><text:span text:style-name="T3">lambda</text:span><text:span text:style-name="T2"> () </text:span></text:p>
            <text:p text:style-name="P1"><text:span text:style-name="T2"><text:s text:c="4"/></text:span><text:span text:style-name="T2">(shared-queue-put! results (fib n))</text:span></text:p>
            <text:p text:style-name="P1"><text:span text:style-name="T2"><text:s text:c="4"/></text:span><text:span text:style-name="T2">#t))</text:span></text:p>
            <text:p text:style-name="P1"><text:span text:style-name="T2"/></text:p>
            <text:p text:style-name="P1"><text:span text:style-name="T2">(</text:span><text:span text:style-name="T3">do</text:span><text:span text:style-name="T2"> ((i 0 (+ i 1)))</text:span></text:p>
            <text:p text:style-name="P1"><text:span text:style-name="T2"><text:s text:c="4"/></text:span><text:span text:style-name="T2">((= i 1000))</text:span></text:p>
            <text:p text:style-name="P1"><text:span text:style-name="T2"><text:s text:c="2"/></text:span><text:span text:style-name="T2">(thread-pool-push-task! thread-pool (async-fib 25)))</text:span></text:p>
            <text:p text:style-name="P1"><text:span text:style-name="T2"/></text:p>
            <text:p text:style-name="P1"><text:span text:style-name="T2">(</text:span><text:span text:style-name="T3">do</text:span><text:span text:style-name="T2"> ((i 0 (+ i 1))) ((= i 1000)) (shared-queue-get! results))</text:span></text:p>
            <text:p text:style-name="P1"><text:span text:style-name="T2"/></text:p>
            <text:p text:style-name="P1"><text:span text:style-name="T8">;; Cannot retrieve execution result</text:span></text:p>
          </draw:text-box>
        </draw:frame>
        <presentation:notes draw:style-name="dp2">
          <draw:page-thumbnail draw:style-name="gr1" draw:layer="layout" svg:width="13.705cm" svg:height="10.279cm" svg:x="3.641cm" svg:y="2.853cm" draw:page-number="13" presentation:class="page"/>
          <draw:frame presentation:style-name="pr8" draw:text-style-name="P7" draw:layer="layout" svg:width="14.507cm" svg:height="11.41cm" svg:x="3.248cm" svg:y="14.13cm" presentation:class="notes" presentation:placeholder="true">
            <draw:text-box/>
          </draw:frame>
        </presentation:notes>
      </draw:page>
      <draw:page draw:name="page14" draw:style-name="dp1" draw:master-page-name="bluehalfcirclewithtransparency_5f_" presentation:presentation-page-layout-name="AL2T1">
        <office:forms form:automatic-focus="false" form:apply-design-mode="false"/>
        <draw:frame presentation:style-name="pr6" draw:layer="layout" svg:width="25.199cm" svg:height="3.506cm" svg:x="1.4cm" svg:y="0.837cm" presentation:class="title">
          <draw:text-box>
            <text:p>Future and Executor</text:p>
          </draw:text-box>
        </draw:frame>
        <draw:frame presentation:style-name="pr11" draw:layer="layout" svg:width="25.199cm" svg:height="12.18cm" svg:x="1.4cm" svg:y="4.914cm" presentation:class="outline" presentation:user-transformed="true">
          <draw:text-box>
            <text:list text:style-name="L2">
              <text:list-item>
                <text:p>Thread pool can't retrieve execution result</text:p>
              </text:list-item>
              <text:list-item>
                <text:p>Future is a task to be executed by executor</text:p>
              </text:list-item>
              <text:list-item>
                <text:p>Executor executes futures</text:p>
              </text:list-item>
              <text:list-item>
                <text:p>After the execution, users can retrieve the results from futures</text:p>
              </text:list-item>
            </text:list>
          </draw:text-box>
        </draw:frame>
        <presentation:notes draw:style-name="dp2">
          <draw:page-thumbnail draw:style-name="gr1" draw:layer="layout" svg:width="13.705cm" svg:height="10.279cm" svg:x="3.641cm" svg:y="2.853cm" draw:page-number="14" presentation:class="page"/>
          <draw:frame presentation:style-name="pr8" draw:text-style-name="P3" draw:layer="layout" svg:width="14.507cm" svg:height="11.41cm" svg:x="3.248cm" svg:y="14.13cm" presentation:class="notes" presentation:placeholder="true">
            <draw:text-box/>
          </draw:frame>
        </presentation:notes>
      </draw:page>
      <draw:page draw:name="page15" draw:style-name="dp1" draw:master-page-name="bluehalfcirclewithtransparency_5f_" presentation:presentation-page-layout-name="AL1T0">
        <office:forms form:automatic-focus="false" form:apply-design-mode="false"/>
        <draw:frame presentation:style-name="pr9" draw:layer="layout" svg:width="25.199cm" svg:height="2.956cm" svg:x="1.4cm" svg:y="0.837cm" presentation:class="title" presentation:user-transformed="true">
          <draw:text-box>
            <text:p>Using future and executor</text:p>
          </draw:text-box>
        </draw:frame>
        <draw:frame presentation:style-name="pr12" draw:text-style-name="P21" draw:layer="layout" svg:width="25.199cm" svg:height="16.53cm" svg:x="1.4cm" svg:y="2.998cm" presentation:class="subtitle" presentation:user-transformed="true">
          <draw:text-box>
            <text:p text:style-name="P1"><text:span text:style-name="T7">(import (rnrs) (srfi :18) (util concurrent))</text:span></text:p>
            <text:p text:style-name="P1"><text:span text:style-name="T7"/></text:p>
            <text:p text:style-name="P1"><text:span text:style-name="T7">(</text:span><text:span text:style-name="T3">define</text:span><text:span text:style-name="T7"> </text:span><text:span text:style-name="T4">results</text:span><text:span text:style-name="T7"> (make-shared-queue))</text:span></text:p>
            <text:p text:style-name="P1"><text:span text:style-name="T7">(</text:span><text:span text:style-name="T3">define</text:span><text:span text:style-name="T7"> </text:span><text:span text:style-name="T4">executor</text:span><text:span text:style-name="T7"> (make-thread-pool-executor 100 push-future-handler))</text:span></text:p>
            <text:p text:style-name="P1"><text:span text:style-name="T7"/></text:p>
            <text:p text:style-name="P1"><text:span text:style-name="T7">(</text:span><text:span text:style-name="T3">define</text:span><text:span text:style-name="T7"> (</text:span><text:span text:style-name="T4">fib</text:span><text:span text:style-name="T7"> n)</text:span></text:p>
            <text:p text:style-name="P1"><text:span text:style-name="T7"><text:s text:c="2"/></text:span><text:span text:style-name="T7">(</text:span><text:span text:style-name="T3">if</text:span><text:span text:style-name="T7"> (&lt; n 2)</text:span></text:p>
            <text:p text:style-name="P1"><text:span text:style-name="T7"><text:s text:c="6"/></text:span><text:span text:style-name="T7">n</text:span></text:p>
            <text:p text:style-name="P1"><text:span text:style-name="T7"><text:s text:c="6"/></text:span><text:span text:style-name="T7">(+ (fib (- n 1)) (fib (- n 2)))))</text:span></text:p>
            <text:p text:style-name="P1"><text:span text:style-name="T7"/></text:p>
            <text:p text:style-name="P1"><text:span text:style-name="T7">(</text:span><text:span text:style-name="T3">define</text:span><text:span text:style-name="T7"> (</text:span><text:span text:style-name="T4">async-fib</text:span><text:span text:style-name="T7"> n) </text:span></text:p>
            <text:p text:style-name="P1"><text:span text:style-name="T7"><text:s text:c="2"/></text:span><text:span text:style-name="T7">(</text:span><text:span text:style-name="T3">lambda</text:span><text:span text:style-name="T7"> () </text:span></text:p>
            <text:p text:style-name="P1"><text:span text:style-name="T7"><text:s text:c="4"/></text:span><text:span text:style-name="T7">(shared-queue-put! results (fib n))</text:span></text:p>
            <text:p text:style-name="P1"><text:span text:style-name="T7"><text:s text:c="4"/></text:span><text:span text:style-name="T7">#t))</text:span></text:p>
            <text:p text:style-name="P1"><text:span text:style-name="T7"/></text:p>
            <text:p text:style-name="P1"><text:span text:style-name="T7">(</text:span><text:span text:style-name="T3">define</text:span><text:span text:style-name="T7"> </text:span><text:span text:style-name="T4">futures</text:span></text:p>
            <text:p text:style-name="P1"><text:span text:style-name="T7"><text:s text:c="2"/></text:span><text:span text:style-name="T7">(</text:span><text:span text:style-name="T3">do</text:span><text:span text:style-name="T7"> ((i 0 (+ i 1))</text:span></text:p>
            <text:p text:style-name="P1"><text:span text:style-name="T7"><text:s text:c="7"/></text:span><text:span text:style-name="T7">(r '() (cons (executor-submit! executor (async-fib 25)) r)))</text:span></text:p>
            <text:p text:style-name="P1"><text:span text:style-name="T7"><text:s text:c="6"/></text:span><text:span text:style-name="T7">((= i 1000) r)))</text:span></text:p>
            <text:p text:style-name="P1"><text:span text:style-name="T7"/></text:p>
            <text:p text:style-name="P1"><text:span text:style-name="T7">(</text:span><text:span text:style-name="T3">do</text:span><text:span text:style-name="T7"> ((i 0 (+ i 1))) ((= i 1000)) (shared-queue-get! results))</text:span></text:p>
            <text:p text:style-name="P1"><text:span text:style-name="T7"/></text:p>
            <text:p text:style-name="P1"><text:span text:style-name="T7">(</text:span><text:span text:style-name="T3">map</text:span><text:span text:style-name="T7"> future-get futures)</text:span></text:p>
          </draw:text-box>
        </draw:frame>
        <presentation:notes draw:style-name="dp2">
          <draw:page-thumbnail draw:style-name="gr1" draw:layer="layout" svg:width="13.705cm" svg:height="10.279cm" svg:x="3.641cm" svg:y="2.853cm" draw:page-number="15" presentation:class="page"/>
          <draw:frame presentation:style-name="pr8" draw:text-style-name="P7" draw:layer="layout" svg:width="14.507cm" svg:height="11.41cm" svg:x="3.248cm" svg:y="14.13cm" presentation:class="notes" presentation:placeholder="true">
            <draw:text-box/>
          </draw:frame>
        </presentation:notes>
      </draw:page>
      <draw:page draw:name="page16" draw:style-name="dp1" draw:master-page-name="bluehalfcirclewithtransparency_5f_" presentation:presentation-page-layout-name="AL2T1">
        <office:forms form:automatic-focus="false" form:apply-design-mode="false"/>
        <draw:frame presentation:style-name="pr6" draw:layer="layout" svg:width="25.199cm" svg:height="3.506cm" svg:x="1.4cm" svg:y="0.837cm" presentation:class="title">
          <draw:text-box>
            <text:p>Conclusion</text:p>
          </draw:text-box>
        </draw:frame>
        <draw:frame presentation:style-name="pr11" draw:layer="layout" svg:width="25.199cm" svg:height="12.308cm" svg:x="1.4cm" svg:y="4.914cm" presentation:class="outline" presentation:user-transformed="true">
          <draw:text-box>
            <text:list text:style-name="L2">
              <text:list-header>
                <text:p>Using the library reduces:</text:p>
                <text:list>
                  <text:list-item>
                    <text:p>Explicit locks</text:p>
                  </text:list-item>
                  <text:list-item>
                    <text:p>Explicit thread creation</text:p>
                  </text:list-item>
                  <text:list-item>
                    <text:p>Resource management</text:p>
                  </text:list-item>
                </text:list>
                <text:p>This means:</text:p>
                <text:list>
                  <text:list-item>
                    <text:p>Less dead lock</text:p>
                  </text:list-item>
                  <text:list-item>
                    <text:p>Better stability</text:p>
                  </text:list-item>
                </text:list>
                <text:p/>
              </text:list-header>
            </text:list>
          </draw:text-box>
        </draw:frame>
        <presentation:notes draw:style-name="dp2">
          <draw:page-thumbnail draw:style-name="gr1" draw:layer="layout" svg:width="13.705cm" svg:height="10.279cm" svg:x="3.641cm" svg:y="2.853cm" draw:page-number="16" presentation:class="page"/>
          <draw:frame presentation:style-name="pr8" draw:text-style-name="P3" draw:layer="layout" svg:width="14.507cm" svg:height="11.41cm" svg:x="3.248cm" svg:y="14.13cm" presentation:class="notes" presentation:placeholder="true">
            <draw:text-box/>
          </draw:frame>
        </presentation:notes>
      </draw:page>
      <draw:page draw:name="page17" draw:style-name="dp1" draw:master-page-name="bluehalfcirclewithtransparency" presentation:presentation-page-layout-name="AL3T32">
        <office:forms form:automatic-focus="false" form:apply-design-mode="false"/>
        <draw:frame presentation:style-name="pr14" draw:text-style-name="P22" draw:layer="layout" svg:width="25.199cm" svg:height="16.255cm" svg:x="1.4cm" svg:y="0.837cm" presentation:class="subtitle">
          <draw:text-box>
            <text:p><text:span text:style-name="T9">Questions?</text:span></text:p>
          </draw:text-box>
        </draw:frame>
        <presentation:notes draw:style-name="dp2">
          <draw:page-thumbnail draw:style-name="gr1" draw:layer="layout" svg:width="13.705cm" svg:height="10.279cm" svg:x="3.641cm" svg:y="2.853cm" draw:page-number="17" presentation:class="page"/>
          <draw:frame presentation:style-name="pr5" draw:text-style-name="P3" draw:layer="layout" svg:width="14.507cm" svg:height="11.4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family-generic="modern" style:font-pitch="fixed"/>
    <style:font-face style:name="Gothic" svg:font-family="Gothic" style:font-pitch="variable"/>
    <style:font-face style:name="Lucida Sans Unicode" svg:font-family="'Lucida Sans Unicode'" style:font-pitch="variable"/>
    <style:font-face style:name="Tahoma" svg:font-family="Tahoma" style:font-pitch="variable"/>
    <style:font-face style:name="Source Code Pro" svg:font-family="'Source Code Pro'"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Tahoma1" svg:font-family="Tahoma" style:font-family-generic="system" style:font-pitch="variable"/>
    <style:font-face style:name="ＭＳ ゴシック" svg:font-family="'ＭＳ ゴシック'" style:font-family-generic="system" style:font-pitch="variable"/>
    <style:font-face style:name="ＭＳ Ｐゴシック" svg:font-family="'ＭＳ Ｐゴシック'" style:font-family-generic="system" style:font-pitch="variable"/>
  </office:font-face-decls>
  <office:styles>
    <draw:gradient draw:name="Gradient_20_7" draw:display-name="Gradient 7" draw:style="ellipsoid" draw:cx="15%" draw:cy="15%" draw:start-color="#99ccff" draw:end-color="#ffffff" draw:start-intensity="100%" draw:end-intensity="90%" draw:angle="300" draw:border="0%"/>
    <draw:gradient draw:name="blaueverlaufhalbkreise" draw:style="ellipsoid" draw:cx="85%" draw:cy="85%" draw:start-color="#99ccff" draw:end-color="#ffffff" draw:start-intensity="100%" draw:end-intensity="9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2323dc" draw:opacity="50%" draw:fill-image-width="0cm" draw:fill-image-height="0cm" draw:textarea-horizontal-align="center" draw:shadow="visible" draw:shadow-offset-x="0.3cm" draw:shadow-offset-y="0.3cm" draw:shadow-color="#e6e6e6" draw:shadow-opacity="50%" draw:measure-align="inside" draw:measure-vertical-align="above">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Gothic" style:font-family-asian="Gothic"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Gothic" style:font-family-asian="Gothic" style:font-pitch-asian="variable" style:font-size-asian="20pt" style:font-style-asian="normal" style:font-weight-asian="normal" style:font-name-complex="Tahoma"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Times New Roman" fo:font-family="'Times New Roman'" style:font-family-generic="roman" style:font-pitch="variable" fo:font-size="44pt" fo:font-style="normal" fo:text-shadow="none" style:text-underline-style="none" fo:font-weight="normal" style:font-name-asian="Gothic" style:font-family-asian="Gothic" style:font-pitch-asian="variable" style:font-size-asian="44pt" style:font-style-asian="normal" style:font-weight-asian="normal" style:font-name-complex="Tahoma" style:font-family-complex="Tahoma" style:font-pitch-complex="variable" style:font-size-complex="44pt" style:font-style-complex="normal" style:font-weight-complex="normal" style:font-relief="none"/>
    </style:style>
    <style:style style:name="bluehalfcirclewithtransparency_5f_-background" style:display-name="bluehalfcirclewithtransparency_-background" style:family="presentation">
      <style:graphic-properties draw:stroke="none" draw:fill="none"/>
    </style:style>
    <style:style style:name="bluehalfcirclewithtransparency_5f_-backgroundobjects" style:display-name="bluehalfcirclewithtransparency_-backgroundobjects" style:family="presentation">
      <style:graphic-properties draw:shadow="hidden" draw:shadow-offset-x="0.3cm" draw:shadow-offset-y="0.3cm" draw:shadow-color="#808080"/>
    </style:style>
    <style:style style:name="bluehalfcirclewithtransparency_5f_-notes" style:display-name="bluehalfcirclewithtransparency_-notes" style:family="presentation">
      <style:graphic-properties draw:stroke="none" draw:fill="none">
        <text:list-style style:name="bluehalfcirclewithtransparency_5f_-notes" style:display-name="bluehalfcirclewithtransparency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Gothic" style:font-family-asian="Gothic"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bluehalfcirclewithtransparency_5f_-outline1" style:display-name="bluehalfcirclewithtransparency_-outline1" style:family="presentation">
      <style:graphic-properties draw:stroke="none" draw:fill="none">
        <text:list-style style:name="bluehalfcirclewithtransparency_5f_-outline1" style:display-name="bluehalfcirclewithtransparenc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_5f_-outline2" style:display-name="bluehalfcirclewithtransparency_-outline2" style:family="presentation" style:parent-style-name="bluehalfcirclewithtransparency_5f_-outline1">
      <style:paragraph-properties fo:margin-left="2.4cm" fo:margin-right="0cm" fo:margin-top="0cm" fo:margin-bottom="0.4cm" fo:text-indent="0cm"/>
      <style:text-properties fo:font-size="28pt" style:font-size-asian="28pt" style:font-size-complex="28pt"/>
    </style:style>
    <style:style style:name="bluehalfcirclewithtransparency_5f_-outline3" style:display-name="bluehalfcirclewithtransparency_-outline3" style:family="presentation" style:parent-style-name="bluehalfcirclewithtransparency_5f_-outline2">
      <style:paragraph-properties fo:margin-left="3.6cm" fo:margin-right="0cm" fo:margin-top="0cm" fo:margin-bottom="0.3cm" fo:text-indent="0cm"/>
      <style:text-properties fo:font-size="24pt" style:font-size-asian="24pt" style:font-size-complex="24pt"/>
    </style:style>
    <style:style style:name="bluehalfcirclewithtransparency_5f_-outline4" style:display-name="bluehalfcirclewithtransparency_-outline4" style:family="presentation" style:parent-style-name="bluehalfcirclewithtransparency_5f_-outline3">
      <style:paragraph-properties fo:margin-left="4.8cm" fo:margin-right="0cm" fo:margin-top="0cm" fo:margin-bottom="0.2cm" fo:text-indent="0cm"/>
      <style:text-properties fo:font-size="20pt" style:font-size-asian="20pt" style:font-size-complex="20pt"/>
    </style:style>
    <style:style style:name="bluehalfcirclewithtransparency_5f_-outline5" style:display-name="bluehalfcirclewithtransparency_-outline5" style:family="presentation" style:parent-style-name="bluehalfcirclewithtransparency_5f_-outline4">
      <style:paragraph-properties fo:margin-left="6cm" fo:margin-right="0cm" fo:margin-top="0cm" fo:margin-bottom="0.1cm" fo:text-indent="0cm"/>
      <style:text-properties fo:font-size="20pt" style:font-size-asian="20pt" style:font-size-complex="20pt"/>
    </style:style>
    <style:style style:name="bluehalfcirclewithtransparency_5f_-outline6" style:display-name="bluehalfcirclewithtransparency_-outline6" style:family="presentation" style:parent-style-name="bluehalfcirclewithtransparency_5f_-outline5">
      <style:paragraph-properties fo:margin-left="7.2cm" fo:margin-right="0cm" fo:margin-top="0cm" fo:margin-bottom="0.1cm" fo:text-indent="0cm"/>
      <style:text-properties fo:font-size="20pt" style:font-size-asian="20pt" style:font-size-complex="20pt"/>
    </style:style>
    <style:style style:name="bluehalfcirclewithtransparency_5f_-outline7" style:display-name="bluehalfcirclewithtransparency_-outline7" style:family="presentation" style:parent-style-name="bluehalfcirclewithtransparency_5f_-outline6">
      <style:paragraph-properties fo:margin-left="8.4cm" fo:margin-right="0cm" fo:margin-top="0cm" fo:margin-bottom="0.1cm" fo:text-indent="0cm"/>
      <style:text-properties fo:font-size="20pt" style:font-size-asian="20pt" style:font-size-complex="20pt"/>
    </style:style>
    <style:style style:name="bluehalfcirclewithtransparency_5f_-outline8" style:display-name="bluehalfcirclewithtransparency_-outline8" style:family="presentation" style:parent-style-name="bluehalfcirclewithtransparency_5f_-outline7">
      <style:paragraph-properties fo:margin-left="9.6cm" fo:margin-right="0cm" fo:margin-top="0cm" fo:margin-bottom="0.1cm" fo:text-indent="0cm"/>
      <style:text-properties fo:font-size="20pt" style:font-size-asian="20pt" style:font-size-complex="20pt"/>
    </style:style>
    <style:style style:name="bluehalfcirclewithtransparency_5f_-outline9" style:display-name="bluehalfcirclewithtransparency_-outline9" style:family="presentation" style:parent-style-name="bluehalfcirclewithtransparency_5f_-outline8">
      <style:paragraph-properties fo:margin-left="10.8cm" fo:margin-right="0cm" fo:margin-top="0cm" fo:margin-bottom="0.1cm" fo:text-indent="0cm"/>
      <style:text-properties fo:font-size="20pt" style:font-size-asian="20pt" style:font-size-complex="20pt"/>
    </style:style>
    <style:style style:name="bluehalfcirclewithtransparency_5f_-subtitle" style:display-name="bluehalfcirclewithtransparency_-subtitle" style:family="presentation">
      <style:graphic-properties draw:stroke="none" draw:fill="none" draw:textarea-vertical-align="middle">
        <text:list-style style:name="bluehalfcirclewithtransparency_5f_-subtitle" style:display-name="bluehalfcirclewithtransparency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_5f_-title" style:display-name="bluehalfcirclewithtransparency_-title" style:family="presentation">
      <style:graphic-properties draw:stroke="none" draw:fill="none" draw:textarea-vertical-align="middle">
        <text:list-style style:name="bluehalfcirclewithtransparency_5f_-title" style:display-name="bluehalfcirclewithtransparency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Times New Roman" fo:font-family="'Times New Roman'" style:font-family-generic="roman" style:font-pitch="variable" fo:font-size="44pt" fo:font-style="normal" fo:text-shadow="none" style:text-underline-style="none" fo:font-weight="normal" style:font-name-asian="Gothic" style:font-family-asian="Gothic" style:font-pitch-asian="variable" style:font-size-asian="44pt" style:font-style-asian="normal" style:font-weight-asian="normal" style:font-name-complex="Tahoma" style:font-family-complex="Tahoma"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svg:stroke-color="#000000" draw:fill="none" draw:fill-color="#ffffff" draw:textarea-horizontal-align="left" draw:auto-grow-height="true" draw:auto-grow-width="false" fo:min-height="0.64cm" fo:min-width="0.439cm"/>
    </style:style>
    <style:style style:name="Mpr1" style:family="presentation" style:parent-style-name="bluehalfcirclewithtransparency-backgroundobjects">
      <style:graphic-properties draw:stroke="none" draw:fill="gradient" draw:fill-color="#5c8526" draw:fill-gradient-name="Gradient_20_7" draw:opacity="100%" draw:textarea-horizontal-align="center" draw:textarea-vertical-align="middle" draw:shadow-opacity="100%"/>
    </style:style>
    <style:style style:name="Mpr2" style:family="presentation" style:parent-style-name="bluehalfcirclewithtransparency-backgroundobjects">
      <style:graphic-properties draw:stroke="none" draw:fill="gradient" draw:fill-color="#5c8526" draw:fill-gradient-name="blaueverlaufhalbkreise" draw:textarea-horizontal-align="center" draw:textarea-vertical-align="middle"/>
    </style:style>
    <style:style style:name="Mpr3" style:family="presentation" style:parent-style-name="bluehalfcirclewithtransparency_5f_-backgroundobjects">
      <style:graphic-properties draw:stroke="none" draw:fill="gradient" draw:fill-color="#5c8526" draw:fill-gradient-name="Gradient_20_7" draw:opacity="100%" draw:textarea-horizontal-align="center" draw:textarea-vertical-align="middle" draw:shadow-opacity="100%"/>
    </style:style>
    <style:style style:name="Mpr4" style:family="presentation" style:parent-style-name="bluehalfcirclewithtransparency_5f_-backgroundobjects">
      <style:graphic-properties draw:stroke="none" draw:fill="gradient" draw:fill-color="#5c8526" draw:fill-gradient-name="blaueverlaufhalbkreise" draw:textarea-horizontal-align="center" draw:textarea-vertical-align="middle"/>
    </style:style>
    <style:style style:name="MP1" style:family="paragraph">
      <loext:graphic-properties draw:fill="gradient" draw:fill-color="#5c8526" draw:fill-gradient-name="Gradient_20_7" draw:opacity="100%"/>
      <style:paragraph-properties fo:text-align="center"/>
    </style:style>
    <style:style style:name="MP2" style:family="paragraph">
      <loext:graphic-properties draw:fill="gradient" draw:fill-color="#5c8526" draw:fill-gradient-name="blaueverlaufhalbkreise"/>
      <style:paragraph-properties fo:text-align="center"/>
    </style:style>
    <style:style style:name="MP3" style:family="paragraph">
      <style:paragraph-properties fo:margin-left="0cm" fo:margin-right="0cm" fo:text-indent="0cm"/>
    </style:style>
    <style:style style:name="MP4" style:family="paragraph">
      <loext:graphic-properties draw:fill="none" draw:fill-color="#ffffff"/>
      <style:paragraph-properties fo:margin-left="0cm" fo:margin-right="0cm" fo:text-indent="0cm"/>
    </style:style>
    <style:style style:name="MP5" style:family="paragraph">
      <loext:graphic-properties draw:fill="none" draw:fill-color="#ffffff"/>
      <style:paragraph-properties fo:margin-left="0cm" fo:margin-right="0cm" fo:text-indent="0cm"/>
      <style:text-properties fo:font-size="24pt"/>
    </style:style>
    <style:style style:name="MT1" style:family="text">
      <style:text-properties fo:font-size="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draw:ellipse presentation:style-name="Mpr1" draw:text-style-name="MP1" draw:layer="backgroundobjects" svg:width="15.418cm" svg:height="15.358cm" svg:x="-7.709cm" svg:y="-7.679cm" draw:kind="section" draw:start-angle="270" draw:end-angle="0.04">
        <text:p/>
      </draw:ellipse>
      <draw:ellipse presentation:style-name="Mpr2" draw:text-style-name="MP2" draw:layer="backgroundobjects" svg:width="10.866cm" svg:height="10.25cm" svg:x="22.578cm" svg:y="15.875cm" draw:kind="section" draw:start-angle="90.29" draw:end-angle="180.09">
        <text:p/>
      </draw:ellipse>
      <draw:frame draw:style-name="Mgr1" draw:text-style-name="MP4" draw:layer="backgroundobjects" svg:width="9.83cm" svg:height="0.64cm" svg:x="0.983cm" svg:y="19.77cm">
        <draw:text-box>
          <text:p text:style-name="MP3"><text:span text:style-name="MT1">Autor: </text:span><text:span text:style-name="MT1"><text:author-name text:fixed="false"> </text:author-name></text:span><text:span text:style-name="MT1"> <text:s/></text:span><text:span text:style-name="MT1"><text:date style:data-style-name="D1" text:date-value="2016-09-17">17.09.16</text:date></text:span></text:p>
        </draw:text-box>
      </draw:frame>
      <draw:frame presentation:style-name="bluehalfcirclewithtransparency-title" draw:layer="backgroundobjects" svg:width="25.199cm" svg:height="3.506cm" svg:x="1.4cm" svg:y="0.837cm" presentation:class="title" presentation:placeholder="true">
        <draw:text-box/>
      </draw:frame>
      <draw:frame presentation:style-name="bluehalfcirclewithtransparency-outline1" draw:layer="backgroundobjects" svg:width="25.199cm" svg:height="12.18cm" svg:x="1.4cm" svg:y="4.914cm" presentation:class="outline" presentation:placeholder="true">
        <draw:text-box/>
      </draw:frame>
      <presentation:notes style:page-layout-name="PM2">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style:master-page style:name="bluehalfcirclewithtransparency_5f_" style:display-name="bluehalfcirclewithtransparency_" style:page-layout-name="PM1" draw:style-name="Mdp1">
      <draw:ellipse presentation:style-name="Mpr3" draw:text-style-name="MP1" draw:layer="backgroundobjects" svg:width="15.418cm" svg:height="15.358cm" svg:x="-7.709cm" svg:y="-7.679cm" draw:kind="section" draw:start-angle="270" draw:end-angle="0.04">
        <text:p/>
      </draw:ellipse>
      <draw:ellipse presentation:style-name="Mpr4" draw:text-style-name="MP2" draw:layer="backgroundobjects" svg:width="10.866cm" svg:height="10.25cm" svg:x="22.578cm" svg:y="15.875cm" draw:kind="section" draw:start-angle="90.29" draw:end-angle="180.09">
        <text:p/>
      </draw:ellipse>
      <draw:frame draw:style-name="Mgr1" draw:text-style-name="MP5" draw:layer="backgroundobjects" svg:width="9.83cm" svg:height="0.64cm" svg:x="0.983cm" svg:y="19.77cm">
        <draw:text-box>
          <text:p text:style-name="MP3"><text:span text:style-name="MT1">Autor: </text:span><text:span text:style-name="MT1"><text:author-name text:fixed="false"> </text:author-name></text:span><text:span text:style-name="MT1"> <text:s/></text:span><text:span text:style-name="MT1"><text:date style:data-style-name="D1" text:date-value="2016-09-17">17.09.16</text:date></text:span></text:p>
        </draw:text-box>
      </draw:frame>
      <draw:frame presentation:style-name="bluehalfcirclewithtransparency_5f_-title" draw:layer="backgroundobjects" svg:width="25.199cm" svg:height="3.506cm" svg:x="1.4cm" svg:y="0.837cm" presentation:class="title" presentation:placeholder="true">
        <draw:text-box/>
      </draw:frame>
      <draw:frame presentation:style-name="bluehalfcirclewithtransparency_5f_-outline1" draw:layer="backgroundobjects" svg:width="25.199cm" svg:height="12.18cm" svg:x="1.4cm" svg:y="4.914cm" presentation:class="outline" presentation:placeholder="true">
        <draw:text-box/>
      </draw:frame>
      <presentation:notes style:page-layout-name="PM2">
        <draw:page-thumbnail presentation:style-name="bluehalfcirclewithtransparency_5f_-title" draw:layer="backgroundobjects" svg:width="13.705cm" svg:height="10.279cm" svg:x="3.641cm" svg:y="2.853cm" presentation:class="page"/>
        <draw:frame presentation:style-name="bluehalfcirclewithtransparency_5f_-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5.2$Windows_x86 LibreOffice_project/7a864d8825610a8c07cfc3bc01dd4fce6a9447e5</meta:generator>
    <meta:creation-date>2014-03-06T20:47:44.379000000</meta:creation-date>
    <dc:language>de-DE</dc:language>
    <meta:editing-cycles>151</meta:editing-cycles>
    <meta:editing-duration>P23DT7H44M58S</meta:editing-duration>
    <dc:description>A presentation background with two circle with transparency in the edges of the slide.</dc:description>
    <dc:title>blue_half_circle_with_transparency</dc:title>
    <meta:keyword>presentation background</meta:keyword>
    <dc:date>2016-09-17T07:38:19.281000000</dc:date>
    <meta:document-statistic meta:object-count="154"/>
    <meta:user-defined meta:name="License">The Initial Developer of the Original Code is:    Andreas Mantke andreasma@openoffice.org / maand@gmx.de  Copyrigt: 2003 by Andreas Mantke, Lizenz: LGPL, The Contents of this file are made available subject to the terms of the following license       - GNU Lesser General Public License Version 2.1GNU Lesser General Public License Version 2.1 or newer, , This library is free software; you can redistribute it and/ormodify it under the terms of the GNU Lesser General PublicLicense version 2.1 or newer,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meta:template xlink:type="simple" xlink:actuate="onRequest" xlink:title="blue_half_circle_with_transparency" xlink:href="../Templates/blue_half_circle_with_transparency-presentation-template.otp" meta:date="2014-03-06T20:47:43.880000000"/>
  </office:meta>
</office:document-meta>
</file>